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holmogorsky">
            <text:p>Kholmogorsky</text:p>
          </table:table-cell>
          <table:table-cell office:value-type="string" office:value="OSL">
            <text:p>OSL</text:p>
          </table:table-cell>
          <table:table-cell office:value-type="string" office:value="Kholmogorsky-1">
            <text:p>Kholmogorsky-1</text:p>
          </table:table-cell>
          <table:table-cell office:value-type="float" office:value="63.76">
            <text:p>63.76</text:p>
          </table:table-cell>
          <table:table-cell office:value-type="float" office:value="41.69">
            <text:p>41.69</text:p>
          </table:table-cell>
          <table:table-cell office:value-type="float" office:value="13700.0">
            <text:p>13700.0</text:p>
          </table:table-cell>
          <table:table-cell office:value-type="float" office:value="1100.0">
            <text:p>1100.0</text:p>
          </table:table-cell>
          <table:table-cell office:value-type="string" office:value="Lacustrine sand">
            <text:p>Lacustrine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float" office:value="2.6809699737221973">
            <text:p>2.6809699737221973</text:p>
          </table:table-cell>
          <table:table-cell office:value-type="float" office:value="2.6809699737221973">
            <text:p>2.6809699737221973</text:p>
          </table:table-cell>
          <table:table-cell office:value-type="string" office:value="LarsenEtal2006,BaranskayaEtal2018">
            <text:p>LarsenEtal2006,BaranskayaEtal2018</text:p>
          </table:table-cell>
        </table:table-row>
        <table:table-row>
          <table:table-cell office:value-type="string" office:value="Kholmogorsky">
            <text:p>Kholmogorsky</text:p>
          </table:table-cell>
          <table:table-cell office:value-type="string" office:value="OSL">
            <text:p>OSL</text:p>
          </table:table-cell>
          <table:table-cell office:value-type="string" office:value="Kholmogorsky-2">
            <text:p>Kholmogorsky-2</text:p>
          </table:table-cell>
          <table:table-cell office:value-type="float" office:value="64.43">
            <text:p>64.43</text:p>
          </table:table-cell>
          <table:table-cell office:value-type="float" office:value="43.31">
            <text:p>43.31</text:p>
          </table:table-cell>
          <table:table-cell office:value-type="float" office:value="15000.0">
            <text:p>15000.0</text:p>
          </table:table-cell>
          <table:table-cell office:value-type="float" office:value="2000.0">
            <text:p>2000.0</text:p>
          </table:table-cell>
          <table:table-cell office:value-type="string" office:value="Aeolian sand">
            <text:p>Aeolian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5">
            <text:p>4.5</text:p>
          </table:table-cell>
          <table:table-cell office:value-type="float" office:value="2.6809699737221973">
            <text:p>2.6809699737221973</text:p>
          </table:table-cell>
          <table:table-cell office:value-type="float" office:value="2.6809699737221973">
            <text:p>2.6809699737221973</text:p>
          </table:table-cell>
          <table:table-cell office:value-type="string" office:value="LarsenEtal2006,BaranskayaEtal2018">
            <text:p>LarsenEtal2006,BaranskayaEtal2018</text:p>
          </table:table-cell>
        </table:table-row>
        <table:table-row>
          <table:table-cell office:value-type="string" office:value="Kholmogorsky">
            <text:p>Kholmogorsky</text:p>
          </table:table-cell>
          <table:table-cell office:value-type="string" office:value="OSL">
            <text:p>OSL</text:p>
          </table:table-cell>
          <table:table-cell office:value-type="string" office:value="Kholmogorsky-3">
            <text:p>Kholmogorsky-3</text:p>
          </table:table-cell>
          <table:table-cell office:value-type="float" office:value="63.76">
            <text:p>63.76</text:p>
          </table:table-cell>
          <table:table-cell office:value-type="float" office:value="41.69">
            <text:p>41.69</text:p>
          </table:table-cell>
          <table:table-cell office:value-type="float" office:value="15700.0">
            <text:p>15700.0</text:p>
          </table:table-cell>
          <table:table-cell office:value-type="float" office:value="1200.0">
            <text:p>1200.0</text:p>
          </table:table-cell>
          <table:table-cell office:value-type="string" office:value="Lacustrine sand">
            <text:p>Lacustrine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1.7">
            <text:p>11.7</text:p>
          </table:table-cell>
          <table:table-cell office:value-type="float" office:value="2.6809699737221973">
            <text:p>2.6809699737221973</text:p>
          </table:table-cell>
          <table:table-cell office:value-type="float" office:value="2.6809699737221973">
            <text:p>2.6809699737221973</text:p>
          </table:table-cell>
          <table:table-cell office:value-type="string" office:value="LarsenEtal2006,BaranskayaEtal2018">
            <text:p>LarsenEtal2006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